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65cm" fo:min-width="3.3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85cm" fo:min-width="2.0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19cm" fo:min-width="1.296cm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804cm" fo:min-width="3.31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="Circl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282cm" fo:min-width="1.723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72bf4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58cm" fo:min-width="0.548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cm" fo:min-width="0.982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72bf4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5cm" fo:min-width="1.8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8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1.899cm"/>
    </style:style>
    <style:style style:name="gr25" style:family="graphic" style:parent-style-name="objectwithoutfill">
      <style:graphic-properties svg:stroke-color="#ed1c24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2pt" fo:font-weight="bold" style:font-size-asian="12pt" style:font-size-complex="12pt"/>
    </style:style>
    <style:style style:name="P4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sm" draw:style-name="dp1" draw:master-page-name="Default">
        <draw:custom-shape draw:style-name="gr1" draw:text-style-name="P1" draw:layer="layout" svg:width="3.81cm" svg:height="5.715cm" svg:x="2.905cm" svg:y="7.98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6.08cm" svg:x2="4.81cm" svg:y2="7.985cm">
          <text:p/>
        </draw:line>
        <draw:line draw:style-name="gr3" draw:text-style-name="P1" draw:layer="layout" svg:x1="4.683cm" svg:y1="7.35cm" svg:x2="4.937cm" svg:y2="7.35cm">
          <text:p/>
        </draw:line>
        <draw:frame draw:style-name="gr4" draw:text-style-name="P2" draw:layer="layout" svg:width="0.925cm" svg:height="0.962cm" svg:x="4.09cm" svg:y="5.245cm">
          <draw:text-box>
            <text:p>E</text:p>
          </draw:text-box>
        </draw:frame>
        <draw:frame draw:style-name="gr5" draw:text-style-name="P4" draw:layer="layout" svg:width="0.807cm" svg:height="0.725cm" svg:x="4.64cm" svg:y="6.757cm">
          <draw:text-box>
            <text:p text:style-name="P3"><text:span text:style-name="T1">N</text:span></text:p>
          </draw:text-box>
        </draw:frame>
        <draw:custom-shape draw:style-name="gr6" draw:text-style-name="P1" draw:layer="layout" svg:width="2.54cm" svg:height="0.635cm" svg:x="3.54cm" svg:y="10.52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4cm" svg:y1="11.16cm" svg:x2="3.921cm" svg:y2="10.863cm">
          <text:p/>
        </draw:line>
        <draw:line draw:style-name="gr3" draw:text-style-name="P1" draw:layer="layout" svg:x1="3.54cm" svg:y1="10.525cm" svg:x2="3.921cm" svg:y2="10.863cm">
          <text:p/>
        </draw:line>
        <draw:line draw:style-name="gr3" draw:text-style-name="P1" draw:layer="layout" svg:x1="5.318cm" svg:y1="10.525cm" svg:x2="5.318cm" svg:y2="11.16cm">
          <text:p/>
        </draw:line>
        <draw:line draw:style-name="gr3" draw:text-style-name="P1" draw:layer="layout" svg:x1="6.08cm" svg:y1="10.525cm" svg:x2="6.08cm" svg:y2="11.16cm">
          <text:p/>
        </draw:line>
        <draw:line draw:style-name="gr3" draw:text-style-name="P1" draw:layer="layout" svg:x1="5.487cm" svg:y1="10.525cm" svg:x2="5.487cm" svg:y2="11.16cm">
          <text:p/>
        </draw:line>
        <draw:line draw:style-name="gr3" draw:text-style-name="P1" draw:layer="layout" svg:x1="5.699cm" svg:y1="10.525cm" svg:x2="5.699cm" svg:y2="11.16cm">
          <text:p/>
        </draw:line>
        <draw:line draw:style-name="gr3" draw:text-style-name="P1" draw:layer="layout" svg:x1="5.868cm" svg:y1="10.525cm" svg:x2="5.868cm" svg:y2="11.16cm">
          <text:p/>
        </draw:line>
        <draw:line draw:style-name="gr3" draw:text-style-name="P1" draw:layer="layout" svg:x1="4.556cm" svg:y1="10.525cm" svg:x2="4.556cm" svg:y2="11.16cm">
          <text:p/>
        </draw:line>
        <draw:line draw:style-name="gr3" draw:text-style-name="P1" draw:layer="layout" svg:x1="4.725cm" svg:y1="10.525cm" svg:x2="4.725cm" svg:y2="11.16cm">
          <text:p/>
        </draw:line>
        <draw:line draw:style-name="gr3" draw:text-style-name="P1" draw:layer="layout" svg:x1="4.937cm" svg:y1="10.525cm" svg:x2="4.937cm" svg:y2="11.16cm">
          <text:p/>
        </draw:line>
        <draw:line draw:style-name="gr3" draw:text-style-name="P1" draw:layer="layout" svg:x1="5.106cm" svg:y1="10.525cm" svg:x2="5.106cm" svg:y2="11.16cm">
          <text:p/>
        </draw:line>
        <draw:line draw:style-name="gr3" draw:text-style-name="P1" draw:layer="layout" svg:x1="4.344cm" svg:y1="10.525cm" svg:x2="4.344cm" svg:y2="11.16cm">
          <text:p/>
        </draw:line>
        <draw:line draw:style-name="gr3" draw:text-style-name="P1" draw:layer="layout" svg:x1="3.963cm" svg:y1="10.525cm" svg:x2="3.963cm" svg:y2="11.16cm">
          <text:p/>
        </draw:line>
        <draw:line draw:style-name="gr3" draw:text-style-name="P1" draw:layer="layout" svg:x1="4.132cm" svg:y1="10.525cm" svg:x2="4.132cm" svg:y2="11.16cm">
          <text:p/>
        </draw:line>
        <draw:line draw:style-name="gr2" draw:text-style-name="P1" draw:layer="layout" svg:x1="4.81cm" svg:y1="9.255cm" svg:x2="4.81cm" svg:y2="10.525cm">
          <text:p/>
        </draw:line>
        <draw:custom-shape draw:style-name="gr7" draw:text-style-name="P1" draw:layer="layout" svg:width="2.54cm" svg:height="1.227cm" svg:x="3.54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1cm" svg:y1="11.16cm" svg:x2="4.81cm" svg:y2="11.837cm">
          <text:p/>
        </draw:line>
        <draw:line draw:style-name="gr8" draw:text-style-name="P5" draw:layer="layout" svg:x1="1.635cm" svg:y1="10.525cm" svg:x2="2.905cm" svg:y2="10.525cm">
          <text:p/>
        </draw:line>
        <draw:frame draw:style-name="gr5" draw:text-style-name="P7" draw:layer="layout" svg:width="1.145cm" svg:height="0.645cm" svg:x="3.709cm" svg:y="11.16cm">
          <draw:text-box>
            <text:p text:style-name="P6"><text:span text:style-name="T2">R_k</text:span></text:p>
          </draw:text-box>
        </draw:frame>
        <draw:line draw:style-name="gr3" draw:text-style-name="P1" draw:layer="layout" svg:x1="4.64cm" svg:y1="9.89cm" svg:x2="4.979cm" svg:y2="9.89cm">
          <text:p/>
        </draw:line>
        <draw:frame draw:style-name="gr5" draw:text-style-name="P7" draw:layer="layout" svg:width="1.399cm" svg:height="0.645cm" svg:x="4.739cm" svg:y="9.456cm">
          <draw:text-box>
            <text:p text:style-name="P6"><text:span text:style-name="T2">NR_k</text:span></text:p>
          </draw:text-box>
        </draw:frame>
        <draw:frame draw:style-name="gr5" draw:text-style-name="P7" draw:layer="layout" svg:width="0.735cm" svg:height="0.645cm" svg:x="4.429cm" svg:y="8.567cm">
          <draw:text-box>
            <text:p text:style-name="P6"><text:span text:style-name="T2">P</text:span></text:p>
          </draw:text-box>
        </draw:frame>
        <draw:line draw:style-name="gr2" draw:text-style-name="P1" draw:layer="layout" svg:x1="4.81cm" svg:y1="13.7cm" svg:x2="4.81cm" svg:y2="15.605cm">
          <text:p/>
        </draw:line>
        <draw:line draw:style-name="gr3" draw:text-style-name="P1" draw:layer="layout" svg:x1="4.683cm" svg:y1="14.97cm" svg:x2="4.937cm" svg:y2="14.97cm">
          <text:p/>
        </draw:line>
        <draw:frame draw:style-name="gr5" draw:text-style-name="P8" draw:layer="layout" svg:width="1.455cm" svg:height="0.962cm" svg:x="4.071cm" svg:y="15.447cm">
          <draw:text-box>
            <text:p text:style-name="P6">S_i</text:p>
          </draw:text-box>
        </draw:frame>
        <draw:frame draw:style-name="gr5" draw:text-style-name="P4" draw:layer="layout" svg:width="0.853cm" svg:height="0.725cm" svg:x="4.64cm" svg:y="14.377cm">
          <draw:text-box>
            <text:p text:style-name="P3"><text:span text:style-name="T1">M</text:span></text:p>
          </draw:text-box>
        </draw:frame>
        <draw:line draw:style-name="gr9" draw:text-style-name="P5" draw:layer="layout" svg:x1="7.985cm" svg:y1="10.525cm" svg:x2="7.985cm" svg:y2="13.7cm">
          <text:p/>
        </draw:line>
        <draw:line draw:style-name="gr9" draw:text-style-name="P5" draw:layer="layout" svg:x1="13.022cm" svg:y1="13.065cm" svg:x2="7.35cm" svg:y2="13.065cm">
          <text:p/>
        </draw:line>
        <draw:frame draw:style-name="gr4" draw:text-style-name="P2" draw:layer="layout" svg:width="1.137cm" svg:height="0.962cm" svg:x="6.926cm" svg:y="11.383cm">
          <draw:text-box>
            <text:p>ck</text:p>
          </draw:text-box>
        </draw:frame>
        <draw:line draw:style-name="gr9" draw:text-style-name="P5" draw:layer="layout" svg:x1="7.985cm" svg:y1="11.795cm" svg:x2="8.62cm" svg:y2="11.795cm">
          <text:p/>
        </draw:line>
        <draw:line draw:style-name="gr9" draw:text-style-name="P5" draw:layer="layout" svg:x1="7.985cm" svg:y1="10.525cm" svg:x2="7.985cm" svg:y2="13.7cm">
          <text:p/>
        </draw:line>
        <draw:line draw:style-name="gr9" draw:text-style-name="P5" draw:layer="layout" svg:x1="8.62cm" svg:y1="11.795cm" svg:x2="8.62cm" svg:y2="11.498cm">
          <text:p/>
        </draw:line>
        <draw:line draw:style-name="gr9" draw:text-style-name="P5" draw:layer="layout" svg:x1="8.62cm" svg:y1="11.498cm" svg:x2="9.255cm" svg:y2="11.498cm">
          <text:p/>
        </draw:line>
        <draw:line draw:style-name="gr9" draw:text-style-name="P5" draw:layer="layout" svg:x1="9.255cm" svg:y1="11.795cm" svg:x2="9.255cm" svg:y2="11.498cm">
          <text:p/>
        </draw:line>
        <draw:line draw:style-name="gr9" draw:text-style-name="P5" draw:layer="layout" svg:x1="9.255cm" svg:y1="11.795cm" svg:x2="9.89cm" svg:y2="11.795cm">
          <text:p/>
        </draw:line>
        <draw:line draw:style-name="gr9" draw:text-style-name="P5" draw:layer="layout" svg:x1="9.89cm" svg:y1="11.795cm" svg:x2="9.89cm" svg:y2="11.498cm">
          <text:p/>
        </draw:line>
        <draw:line draw:style-name="gr9" draw:text-style-name="P5" draw:layer="layout" svg:x1="9.89cm" svg:y1="11.498cm" svg:x2="10.525cm" svg:y2="11.498cm">
          <text:p/>
        </draw:line>
        <draw:line draw:style-name="gr9" draw:text-style-name="P5" draw:layer="layout" svg:x1="10.525cm" svg:y1="11.795cm" svg:x2="10.525cm" svg:y2="11.498cm">
          <text:p/>
        </draw:line>
        <draw:line draw:style-name="gr9" draw:text-style-name="P5" draw:layer="layout" svg:x1="10.525cm" svg:y1="11.795cm" svg:x2="11.16cm" svg:y2="11.795cm">
          <text:p/>
        </draw:line>
        <draw:line draw:style-name="gr9" draw:text-style-name="P5" draw:layer="layout" svg:x1="11.16cm" svg:y1="11.795cm" svg:x2="11.16cm" svg:y2="11.498cm">
          <text:p/>
        </draw:line>
        <draw:line draw:style-name="gr9" draw:text-style-name="P5" draw:layer="layout" svg:x1="11.16cm" svg:y1="11.498cm" svg:x2="11.795cm" svg:y2="11.498cm">
          <text:p/>
        </draw:line>
        <draw:line draw:style-name="gr9" draw:text-style-name="P5" draw:layer="layout" svg:x1="11.795cm" svg:y1="11.795cm" svg:x2="11.795cm" svg:y2="11.498cm">
          <text:p/>
        </draw:line>
        <draw:line draw:style-name="gr9" draw:text-style-name="P5" draw:layer="layout" svg:x1="11.795cm" svg:y1="11.795cm" svg:x2="12.43cm" svg:y2="11.795cm">
          <text:p/>
        </draw:line>
        <draw:line draw:style-name="gr9" draw:text-style-name="P5" draw:layer="layout" svg:x1="12.43cm" svg:y1="11.795cm" svg:x2="12.43cm" svg:y2="11.498cm">
          <text:p/>
        </draw:line>
        <draw:line draw:style-name="gr9" draw:text-style-name="P5" draw:layer="layout" svg:x1="12.43cm" svg:y1="11.498cm" svg:x2="13.065cm" svg:y2="11.498cm">
          <text:p/>
        </draw:line>
        <draw:line draw:style-name="gr9" draw:text-style-name="P5" draw:layer="layout" svg:x1="13.065cm" svg:y1="11.795cm" svg:x2="13.065cm" svg:y2="11.498cm">
          <text:p/>
        </draw:line>
      </draw:page>
      <draw:page draw:name="mealy" draw:style-name="dp1" draw:master-page-name="Default">
        <draw:custom-shape draw:style-name="gr10" draw:text-style-name="P5" draw:layer="layout" svg:width="3.81cm" svg:height="6.054cm" svg:x="2.905cm" svg:y="6.968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4.81cm" svg:y1="5.402cm" svg:x2="4.81cm" svg:y2="7.942cm">
          <text:p/>
        </draw:line>
        <draw:line draw:style-name="gr3" draw:text-style-name="P5" draw:layer="layout" svg:x1="4.683cm" svg:y1="6.672cm" svg:x2="4.937cm" svg:y2="6.672cm">
          <text:p/>
        </draw:line>
        <draw:frame draw:style-name="gr5" draw:text-style-name="P2" draw:layer="layout" svg:width="0.925cm" svg:height="0.962cm" svg:x="4.09cm" svg:y="4.567cm">
          <draw:text-box>
            <text:p>E</text:p>
          </draw:text-box>
        </draw:frame>
        <draw:frame draw:style-name="gr5" draw:text-style-name="P10" draw:layer="layout" svg:width="0.807cm" svg:height="0.725cm" svg:x="4.64cm" svg:y="6.079cm">
          <draw:text-box>
            <text:p text:style-name="P9"><text:span text:style-name="T1">N</text:span></text:p>
          </draw:text-box>
        </draw:frame>
        <draw:custom-shape draw:style-name="gr7" draw:text-style-name="P5" draw:layer="layout" svg:width="2.54cm" svg:height="1.227cm" svg:x="3.54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.635cm" svg:y1="9.847cm" svg:x2="2.905cm" svg:y2="9.847cm">
          <text:p/>
        </draw:line>
        <draw:line draw:style-name="gr2" draw:text-style-name="P5" draw:layer="layout" svg:x1="4.81cm" svg:y1="13.022cm" svg:x2="4.81cm" svg:y2="14.927cm">
          <text:p/>
        </draw:line>
        <draw:line draw:style-name="gr3" draw:text-style-name="P5" draw:layer="layout" svg:x1="4.683cm" svg:y1="14.292cm" svg:x2="4.937cm" svg:y2="14.292cm">
          <text:p/>
        </draw:line>
        <draw:frame draw:style-name="gr5" draw:text-style-name="P10" draw:layer="layout" svg:width="0.853cm" svg:height="0.725cm" svg:x="4.64cm" svg:y="13.699cm">
          <draw:text-box>
            <text:p text:style-name="P9"><text:span text:style-name="T1">M</text:span></text:p>
          </draw:text-box>
        </draw:frame>
        <draw:custom-shape draw:style-name="gr7" draw:text-style-name="P5" draw:layer="layout" svg:width="2.54cm" svg:height="1.227cm" svg:x="3.54cm" svg:y="7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0.635cm" svg:x="3.54cm" svg:y="9.847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4cm" svg:y1="10.482cm" svg:x2="3.921cm" svg:y2="10.185cm">
          <text:p/>
        </draw:line>
        <draw:line draw:style-name="gr3" draw:text-style-name="P5" draw:layer="layout" svg:x1="3.54cm" svg:y1="9.847cm" svg:x2="3.921cm" svg:y2="10.185cm">
          <text:p/>
        </draw:line>
        <draw:line draw:style-name="gr3" draw:text-style-name="P5" draw:layer="layout" svg:x1="4.81cm" svg:y1="9.169cm" svg:x2="4.81cm" svg:y2="9.847cm">
          <text:p/>
        </draw:line>
        <draw:line draw:style-name="gr3" draw:text-style-name="P5" draw:layer="layout" svg:x1="4.81cm" svg:y1="10.482cm" svg:x2="4.81cm" svg:y2="11.117cm">
          <text:p/>
        </draw:line>
        <draw:line draw:style-name="gr12" draw:text-style-name="P5" draw:layer="layout" svg:x1="4.937cm" svg:y1="7.18cm" svg:x2="3.243cm" svg:y2="8.662cm">
          <text:p/>
        </draw:line>
        <draw:line draw:style-name="gr3" draw:text-style-name="P5" draw:layer="layout" svg:x1="3.243cm" svg:y1="11.117cm" svg:x2="3.243cm" svg:y2="8.62cm">
          <text:p/>
        </draw:line>
        <draw:line draw:style-name="gr13" draw:text-style-name="P5" draw:layer="layout" svg:x1="3.243cm" svg:y1="11.117cm" svg:x2="3.624cm" svg:y2="11.498cm">
          <text:p/>
        </draw:line>
        <draw:frame draw:style-name="gr5" draw:text-style-name="P2" draw:layer="layout" svg:width="0.891cm" svg:height="0.962cm" svg:x="4.342cm" svg:y="8.026cm">
          <draw:text-box>
            <text:p>T</text:p>
          </draw:text-box>
        </draw:frame>
        <draw:frame draw:style-name="gr5" draw:text-style-name="P2" draw:layer="layout" svg:width="0.997cm" svg:height="0.962cm" svg:x="4.386cm" svg:y="11.213cm">
          <draw:text-box>
            <text:p>G</text:p>
          </draw:text-box>
        </draw:frame>
        <draw:line draw:style-name="gr12" draw:text-style-name="P5" draw:layer="layout" svg:x1="4.725cm" svg:y1="10.778cm" svg:x2="6.545cm" svg:y2="10.778cm">
          <text:p/>
        </draw:line>
        <draw:line draw:style-name="gr3" draw:text-style-name="P5" draw:layer="layout" svg:x1="6.545cm" svg:y1="8.577cm" svg:x2="6.545cm" svg:y2="10.778cm">
          <text:p/>
        </draw:line>
        <draw:line draw:style-name="gr14" draw:text-style-name="P5" draw:layer="layout" svg:x1="6.545cm" svg:y1="8.577cm" svg:x2="6.08cm" svg:y2="8.577cm">
          <text:p/>
        </draw:line>
        <draw:custom-shape draw:style-name="gr15" draw:text-style-name="P5" draw:layer="layout" svg:width="2.223cm" svg:height="3.532cm" svg:x="9.401cm" svg:y="6.981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524cm" svg:y1="5.445cm" svg:x2="10.513cm" svg:y2="7.549cm">
          <text:p/>
        </draw:line>
        <draw:line draw:style-name="gr3" draw:text-style-name="P5" draw:layer="layout" svg:x1="10.438cm" svg:y1="6.808cm" svg:x2="10.586cm" svg:y2="6.808cm">
          <text:p/>
        </draw:line>
        <draw:custom-shape draw:style-name="gr17" draw:text-style-name="P5" draw:layer="layout" svg:width="1.482cm" svg:height="0.716cm" svg:x="9.772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0.525cm" svg:y1="10.101cm" svg:x2="10.524cm" svg:y2="11.795cm">
          <text:p/>
        </draw:line>
        <draw:custom-shape draw:style-name="gr17" draw:text-style-name="P5" draw:layer="layout" svg:width="1.482cm" svg:height="0.716cm" svg:x="9.772cm" svg:y="7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482cm" svg:height="0.37cm" svg:x="9.772cm" svg:y="8.661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72cm" svg:y1="9.031cm" svg:x2="9.994cm" svg:y2="8.858cm">
          <text:p/>
        </draw:line>
        <draw:line draw:style-name="gr3" draw:text-style-name="P5" draw:layer="layout" svg:x1="9.772cm" svg:y1="8.661cm" svg:x2="9.994cm" svg:y2="8.858cm">
          <text:p/>
        </draw:line>
        <draw:line draw:style-name="gr19" draw:text-style-name="P5" draw:layer="layout" svg:x1="10.513cm" svg:y1="8.265cm" svg:x2="10.513cm" svg:y2="8.661cm">
          <text:p/>
        </draw:line>
        <draw:line draw:style-name="gr20" draw:text-style-name="P5" draw:layer="layout" svg:x1="10.513cm" svg:y1="9.031cm" svg:x2="10.513cm" svg:y2="9.402cm">
          <text:p/>
        </draw:line>
        <draw:line draw:style-name="gr12" draw:text-style-name="P5" draw:layer="layout" svg:x1="10.463cm" svg:y1="9.204cm" svg:x2="11.525cm" svg:y2="9.204cm">
          <text:p/>
        </draw:line>
        <draw:line draw:style-name="gr3" draw:text-style-name="P5" draw:layer="layout" svg:x1="11.525cm" svg:y1="7.92cm" svg:x2="11.525cm" svg:y2="9.204cm">
          <text:p/>
        </draw:line>
        <draw:line draw:style-name="gr14" draw:text-style-name="P5" draw:layer="layout" svg:x1="11.525cm" svg:y1="7.92cm" svg:x2="11.254cm" svg:y2="7.92cm">
          <text:p/>
        </draw:line>
        <draw:custom-shape draw:style-name="gr15" draw:text-style-name="P5" draw:layer="layout" svg:width="2.223cm" svg:height="3.532cm" svg:x="13.212cm" svg:y="6.981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4.324cm" svg:y1="6.067cm" svg:x2="14.324cm" svg:y2="7.549cm">
          <text:p/>
        </draw:line>
        <draw:line draw:style-name="gr3" draw:text-style-name="P5" draw:layer="layout" svg:x1="14.249cm" svg:y1="6.808cm" svg:x2="14.397cm" svg:y2="6.808cm">
          <text:p/>
        </draw:line>
        <draw:custom-shape draw:style-name="gr17" draw:text-style-name="P5" draw:layer="layout" svg:width="1.482cm" svg:height="0.716cm" svg:x="13.583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4.335cm" svg:y1="10.101cm" svg:x2="14.335cm" svg:y2="11.795cm">
          <text:p/>
        </draw:line>
        <draw:custom-shape draw:style-name="gr17" draw:text-style-name="P5" draw:layer="layout" svg:width="1.482cm" svg:height="0.716cm" svg:x="13.583cm" svg:y="7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482cm" svg:height="0.37cm" svg:x="13.583cm" svg:y="8.661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583cm" svg:y1="9.031cm" svg:x2="13.805cm" svg:y2="8.858cm">
          <text:p/>
        </draw:line>
        <draw:line draw:style-name="gr3" draw:text-style-name="P5" draw:layer="layout" svg:x1="13.583cm" svg:y1="8.661cm" svg:x2="13.805cm" svg:y2="8.858cm">
          <text:p/>
        </draw:line>
        <draw:line draw:style-name="gr12" draw:text-style-name="P5" draw:layer="layout" svg:x1="14.274cm" svg:y1="9.204cm" svg:x2="15.336cm" svg:y2="9.204cm">
          <text:p/>
        </draw:line>
        <draw:line draw:style-name="gr3" draw:text-style-name="P5" draw:layer="layout" svg:x1="15.336cm" svg:y1="7.92cm" svg:x2="15.336cm" svg:y2="9.204cm">
          <text:p/>
        </draw:line>
        <draw:line draw:style-name="gr14" draw:text-style-name="P5" draw:layer="layout" svg:x1="15.336cm" svg:y1="7.92cm" svg:x2="15.065cm" svg:y2="7.92cm">
          <text:p/>
        </draw:line>
        <draw:custom-shape draw:style-name="gr15" draw:text-style-name="P5" draw:layer="layout" svg:width="2.223cm" svg:height="3.532cm" svg:x="17.021cm" svg:y="6.994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8.133cm" svg:y1="6.08cm" svg:x2="18.133cm" svg:y2="7.562cm">
          <text:p/>
        </draw:line>
        <draw:line draw:style-name="gr3" draw:text-style-name="P5" draw:layer="layout" svg:x1="18.058cm" svg:y1="6.821cm" svg:x2="18.206cm" svg:y2="6.821cm">
          <text:p/>
        </draw:line>
        <draw:custom-shape draw:style-name="gr17" draw:text-style-name="P5" draw:layer="layout" svg:width="1.482cm" svg:height="0.716cm" svg:x="17.392cm" svg:y="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482cm" svg:height="0.716cm" svg:x="17.392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482cm" svg:height="0.37cm" svg:x="17.392cm" svg:y="8.67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.392cm" svg:y1="9.044cm" svg:x2="17.614cm" svg:y2="8.871cm">
          <text:p/>
        </draw:line>
        <draw:line draw:style-name="gr3" draw:text-style-name="P5" draw:layer="layout" svg:x1="17.392cm" svg:y1="8.674cm" svg:x2="17.614cm" svg:y2="8.871cm">
          <text:p/>
        </draw:line>
        <draw:line draw:style-name="gr3" draw:text-style-name="P5" draw:layer="layout" svg:x1="18.133cm" svg:y1="9.044cm" svg:x2="18.133cm" svg:y2="9.415cm">
          <text:p/>
        </draw:line>
        <draw:line draw:style-name="gr12" draw:text-style-name="P5" draw:layer="layout" svg:x1="18.083cm" svg:y1="9.217cm" svg:x2="19.145cm" svg:y2="9.217cm">
          <text:p/>
        </draw:line>
        <draw:line draw:style-name="gr3" draw:text-style-name="P5" draw:layer="layout" svg:x1="19.145cm" svg:y1="7.933cm" svg:x2="19.145cm" svg:y2="9.217cm">
          <text:p/>
        </draw:line>
        <draw:line draw:style-name="gr14" draw:text-style-name="P5" draw:layer="layout" svg:x1="19.145cm" svg:y1="7.933cm" svg:x2="18.874cm" svg:y2="7.933cm">
          <text:p/>
        </draw:line>
        <draw:line draw:style-name="gr20" draw:text-style-name="P5" draw:layer="layout" svg:x1="10.524cm" svg:y1="11.795cm" svg:x2="12.132cm" svg:y2="11.795cm">
          <text:p/>
        </draw:line>
        <draw:line draw:style-name="gr20" draw:text-style-name="P5" draw:layer="layout" svg:x1="12.132cm" svg:y1="6.08cm" svg:x2="12.132cm" svg:y2="11.795cm">
          <text:p/>
        </draw:line>
        <draw:line draw:style-name="gr20" draw:text-style-name="P5" draw:layer="layout" svg:x1="12.132cm" svg:y1="6.08cm" svg:x2="14.334cm" svg:y2="6.08cm">
          <text:p/>
        </draw:line>
        <draw:line draw:style-name="gr3" draw:text-style-name="P5" draw:layer="layout" svg:x1="14.334cm" svg:y1="8.265cm" svg:x2="14.334cm" svg:y2="8.661cm">
          <text:p/>
        </draw:line>
        <draw:line draw:style-name="gr3" draw:text-style-name="P5" draw:layer="layout" svg:x1="14.334cm" svg:y1="9.031cm" svg:x2="14.334cm" svg:y2="9.402cm">
          <text:p/>
        </draw:line>
        <draw:line draw:style-name="gr3" draw:text-style-name="P5" draw:layer="layout" svg:x1="15.346cm" svg:y1="7.92cm" svg:x2="15.346cm" svg:y2="9.204cm">
          <text:p/>
        </draw:line>
        <draw:line draw:style-name="gr14" draw:text-style-name="P5" draw:layer="layout" svg:x1="15.346cm" svg:y1="7.92cm" svg:x2="15.075cm" svg:y2="7.92cm">
          <text:p/>
        </draw:line>
        <draw:line draw:style-name="gr3" draw:text-style-name="P5" draw:layer="layout" svg:x1="18.07cm" svg:y1="6.808cm" svg:x2="18.218cm" svg:y2="6.808cm">
          <text:p/>
        </draw:line>
        <draw:line draw:style-name="gr16" draw:text-style-name="P5" draw:layer="layout" svg:x1="18.145cm" svg:y1="10.144cm" svg:x2="18.156cm" svg:y2="11.795cm">
          <text:p/>
        </draw:line>
        <draw:line draw:style-name="gr3" draw:text-style-name="P5" draw:layer="layout" svg:x1="18.145cm" svg:y1="8.265cm" svg:x2="18.145cm" svg:y2="8.661cm">
          <text:p/>
        </draw:line>
        <draw:line draw:style-name="gr20" draw:text-style-name="P5" draw:layer="layout" svg:x1="14.345cm" svg:y1="11.795cm" svg:x2="15.953cm" svg:y2="11.795cm">
          <text:p/>
        </draw:line>
        <draw:line draw:style-name="gr20" draw:text-style-name="P5" draw:layer="layout" svg:x1="15.953cm" svg:y1="6.08cm" svg:x2="15.953cm" svg:y2="11.795cm">
          <text:p/>
        </draw:line>
        <draw:line draw:style-name="gr20" draw:text-style-name="P5" draw:layer="layout" svg:x1="15.953cm" svg:y1="6.08cm" svg:x2="18.155cm" svg:y2="6.08cm">
          <text:p/>
        </draw:line>
        <draw:line draw:style-name="gr20" draw:text-style-name="P5" draw:layer="layout" svg:x1="18.144cm" svg:y1="11.795cm" svg:x2="20.049cm" svg:y2="11.795cm">
          <text:p/>
        </draw:line>
        <draw:line draw:style-name="gr20" draw:text-style-name="P5" draw:layer="layout" svg:x1="20.049cm" svg:y1="5.445cm" svg:x2="20.05cm" svg:y2="11.795cm">
          <text:p/>
        </draw:line>
        <draw:line draw:style-name="gr20" draw:text-style-name="P5" draw:layer="layout" svg:x1="20.05cm" svg:y1="5.445cm" svg:x2="10.524cm" svg:y2="5.445cm">
          <text:p/>
        </draw:line>
        <draw:line draw:style-name="gr20" draw:text-style-name="P5" draw:layer="layout" svg:x1="10.525cm" svg:y1="7.011cm" svg:x2="9.551cm" svg:y2="7.985cm">
          <text:p/>
        </draw:line>
        <draw:line draw:style-name="gr20" draw:text-style-name="P5" draw:layer="layout" svg:x1="9.551cm" svg:y1="9.339cm" svg:x2="9.551cm" svg:y2="7.985cm">
          <text:p/>
        </draw:line>
        <draw:line draw:style-name="gr20" draw:text-style-name="P5" draw:layer="layout" svg:x1="9.551cm" svg:y1="9.339cm" svg:x2="9.805cm" svg:y2="9.636cm">
          <text:p/>
        </draw:line>
        <draw:line draw:style-name="gr3" draw:text-style-name="P5" draw:layer="layout" svg:x1="13.582cm" svg:y1="9.031cm" svg:x2="13.804cm" svg:y2="8.858cm">
          <text:p/>
        </draw:line>
        <draw:line draw:style-name="gr3" draw:text-style-name="P5" draw:layer="layout" svg:x1="13.582cm" svg:y1="8.661cm" svg:x2="13.804cm" svg:y2="8.858cm">
          <text:p/>
        </draw:line>
        <draw:line draw:style-name="gr20" draw:text-style-name="P5" draw:layer="layout" svg:x1="14.335cm" svg:y1="7.011cm" svg:x2="13.361cm" svg:y2="7.985cm">
          <text:p/>
        </draw:line>
        <draw:line draw:style-name="gr20" draw:text-style-name="P5" draw:layer="layout" svg:x1="13.361cm" svg:y1="9.339cm" svg:x2="13.361cm" svg:y2="7.985cm">
          <text:p/>
        </draw:line>
        <draw:line draw:style-name="gr20" draw:text-style-name="P5" draw:layer="layout" svg:x1="13.361cm" svg:y1="9.339cm" svg:x2="13.615cm" svg:y2="9.636cm">
          <text:p/>
        </draw:line>
        <draw:line draw:style-name="gr20" draw:text-style-name="P5" draw:layer="layout" svg:x1="18.145cm" svg:y1="7.011cm" svg:x2="17.171cm" svg:y2="7.985cm">
          <text:p/>
        </draw:line>
        <draw:line draw:style-name="gr20" draw:text-style-name="P5" draw:layer="layout" svg:x1="17.171cm" svg:y1="9.339cm" svg:x2="17.171cm" svg:y2="7.985cm">
          <text:p/>
        </draw:line>
        <draw:line draw:style-name="gr20" draw:text-style-name="P5" draw:layer="layout" svg:x1="17.171cm" svg:y1="9.339cm" svg:x2="17.425cm" svg:y2="9.636cm">
          <text:p/>
        </draw:line>
        <draw:line draw:style-name="gr11" draw:text-style-name="P5" draw:layer="layout" svg:x1="8.62cm" svg:y1="8.874cm" svg:x2="17.383cm" svg:y2="8.874cm">
          <text:p/>
        </draw:line>
      </draw:page>
      <draw:page draw:name="moore" draw:style-name="dp1" draw:master-page-name="Default">
        <draw:custom-shape draw:style-name="gr10" draw:text-style-name="P5" draw:layer="layout" svg:width="3.81cm" svg:height="6.054cm" svg:x="2.905cm" svg:y="6.999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4.81cm" svg:y1="5.433cm" svg:x2="4.81cm" svg:y2="7.973cm">
          <text:p/>
        </draw:line>
        <draw:line draw:style-name="gr3" draw:text-style-name="P5" draw:layer="layout" svg:x1="4.683cm" svg:y1="6.703cm" svg:x2="4.937cm" svg:y2="6.703cm">
          <text:p/>
        </draw:line>
        <draw:frame draw:style-name="gr5" draw:text-style-name="P2" draw:layer="layout" svg:width="0.925cm" svg:height="0.962cm" svg:x="4.09cm" svg:y="4.598cm">
          <draw:text-box>
            <text:p>E</text:p>
          </draw:text-box>
        </draw:frame>
        <draw:frame draw:style-name="gr5" draw:text-style-name="P10" draw:layer="layout" svg:width="0.807cm" svg:height="0.725cm" svg:x="4.64cm" svg:y="6.11cm">
          <draw:text-box>
            <text:p text:style-name="P9"><text:span text:style-name="T1">N</text:span></text:p>
          </draw:text-box>
        </draw:frame>
        <draw:custom-shape draw:style-name="gr7" draw:text-style-name="P5" draw:layer="layout" svg:width="2.54cm" svg:height="1.227cm" svg:x="3.54cm" svg:y="11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1.635cm" svg:y1="9.878cm" svg:x2="2.905cm" svg:y2="9.878cm">
          <text:p/>
        </draw:line>
        <draw:line draw:style-name="gr2" draw:text-style-name="P5" draw:layer="layout" svg:x1="4.81cm" svg:y1="13.053cm" svg:x2="4.81cm" svg:y2="14.958cm">
          <text:p/>
        </draw:line>
        <draw:line draw:style-name="gr3" draw:text-style-name="P5" draw:layer="layout" svg:x1="4.683cm" svg:y1="14.323cm" svg:x2="4.937cm" svg:y2="14.323cm">
          <text:p/>
        </draw:line>
        <draw:frame draw:style-name="gr5" draw:text-style-name="P10" draw:layer="layout" svg:width="0.853cm" svg:height="0.725cm" svg:x="4.64cm" svg:y="13.73cm">
          <draw:text-box>
            <text:p text:style-name="P9"><text:span text:style-name="T1">M</text:span></text:p>
          </draw:text-box>
        </draw:frame>
        <draw:custom-shape draw:style-name="gr7" draw:text-style-name="P5" draw:layer="layout" svg:width="2.54cm" svg:height="1.227cm" svg:x="3.54cm" svg:y="7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54cm" svg:height="0.635cm" svg:x="3.54cm" svg:y="9.878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3.54cm" svg:y1="10.513cm" svg:x2="3.921cm" svg:y2="10.216cm">
          <text:p/>
        </draw:line>
        <draw:line draw:style-name="gr3" draw:text-style-name="P5" draw:layer="layout" svg:x1="3.54cm" svg:y1="9.878cm" svg:x2="3.921cm" svg:y2="10.216cm">
          <text:p/>
        </draw:line>
        <draw:line draw:style-name="gr3" draw:text-style-name="P5" draw:layer="layout" svg:x1="4.81cm" svg:y1="9.2cm" svg:x2="4.81cm" svg:y2="9.878cm">
          <text:p/>
        </draw:line>
        <draw:line draw:style-name="gr3" draw:text-style-name="P5" draw:layer="layout" svg:x1="4.81cm" svg:y1="10.513cm" svg:x2="4.81cm" svg:y2="11.148cm">
          <text:p/>
        </draw:line>
        <draw:frame draw:style-name="gr5" draw:text-style-name="P2" draw:layer="layout" svg:width="0.891cm" svg:height="0.962cm" svg:x="4.342cm" svg:y="8.057cm">
          <draw:text-box>
            <text:p>T</text:p>
          </draw:text-box>
        </draw:frame>
        <draw:frame draw:style-name="gr5" draw:text-style-name="P2" draw:layer="layout" svg:width="0.997cm" svg:height="0.962cm" svg:x="4.386cm" svg:y="11.244cm">
          <draw:text-box>
            <text:p>G</text:p>
          </draw:text-box>
        </draw:frame>
        <draw:line draw:style-name="gr12" draw:text-style-name="P5" draw:layer="layout" svg:x1="4.725cm" svg:y1="10.809cm" svg:x2="6.545cm" svg:y2="10.809cm">
          <text:p/>
        </draw:line>
        <draw:line draw:style-name="gr3" draw:text-style-name="P5" draw:layer="layout" svg:x1="6.545cm" svg:y1="8.608cm" svg:x2="6.545cm" svg:y2="10.809cm">
          <text:p/>
        </draw:line>
        <draw:line draw:style-name="gr14" draw:text-style-name="P5" draw:layer="layout" svg:x1="6.545cm" svg:y1="8.608cm" svg:x2="6.08cm" svg:y2="8.608cm">
          <text:p/>
        </draw:line>
        <draw:custom-shape draw:style-name="gr15" draw:text-style-name="P5" draw:layer="layout" svg:width="2.223cm" svg:height="3.532cm" svg:x="9.402cm" svg:y="6.981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525cm" svg:y1="5.445cm" svg:x2="10.514cm" svg:y2="7.549cm">
          <text:p/>
        </draw:line>
        <draw:line draw:style-name="gr3" draw:text-style-name="P5" draw:layer="layout" svg:x1="10.439cm" svg:y1="6.808cm" svg:x2="10.587cm" svg:y2="6.808cm">
          <text:p/>
        </draw:line>
        <draw:custom-shape draw:style-name="gr17" draw:text-style-name="P5" draw:layer="layout" svg:width="1.482cm" svg:height="0.716cm" svg:x="9.773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0.514cm" svg:y1="10.513cm" svg:x2="10.525cm" svg:y2="11.795cm">
          <text:p/>
        </draw:line>
        <draw:custom-shape draw:style-name="gr17" draw:text-style-name="P5" draw:layer="layout" svg:width="1.482cm" svg:height="0.716cm" svg:x="9.773cm" svg:y="7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482cm" svg:height="0.37cm" svg:x="9.773cm" svg:y="8.661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73cm" svg:y1="9.031cm" svg:x2="9.995cm" svg:y2="8.858cm">
          <text:p/>
        </draw:line>
        <draw:line draw:style-name="gr3" draw:text-style-name="P5" draw:layer="layout" svg:x1="9.773cm" svg:y1="8.661cm" svg:x2="9.995cm" svg:y2="8.858cm">
          <text:p/>
        </draw:line>
        <draw:line draw:style-name="gr20" draw:text-style-name="P5" draw:layer="layout" svg:x1="10.514cm" svg:y1="8.265cm" svg:x2="10.514cm" svg:y2="8.661cm">
          <text:p/>
        </draw:line>
        <draw:line draw:style-name="gr20" draw:text-style-name="P5" draw:layer="layout" svg:x1="10.514cm" svg:y1="9.031cm" svg:x2="10.514cm" svg:y2="9.402cm">
          <text:p/>
        </draw:line>
        <draw:line draw:style-name="gr12" draw:text-style-name="P5" draw:layer="layout" svg:x1="10.464cm" svg:y1="9.204cm" svg:x2="11.526cm" svg:y2="9.204cm">
          <text:p/>
        </draw:line>
        <draw:line draw:style-name="gr3" draw:text-style-name="P5" draw:layer="layout" svg:x1="11.526cm" svg:y1="7.92cm" svg:x2="11.526cm" svg:y2="9.204cm">
          <text:p/>
        </draw:line>
        <draw:line draw:style-name="gr14" draw:text-style-name="P5" draw:layer="layout" svg:x1="11.526cm" svg:y1="7.92cm" svg:x2="11.255cm" svg:y2="7.92cm">
          <text:p/>
        </draw:line>
        <draw:custom-shape draw:style-name="gr15" draw:text-style-name="P5" draw:layer="layout" svg:width="2.223cm" svg:height="3.532cm" svg:x="13.213cm" svg:y="6.981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4.325cm" svg:y1="6.067cm" svg:x2="14.325cm" svg:y2="7.549cm">
          <text:p/>
        </draw:line>
        <draw:line draw:style-name="gr3" draw:text-style-name="P5" draw:layer="layout" svg:x1="14.25cm" svg:y1="6.808cm" svg:x2="14.398cm" svg:y2="6.808cm">
          <text:p/>
        </draw:line>
        <draw:custom-shape draw:style-name="gr17" draw:text-style-name="P5" draw:layer="layout" svg:width="1.482cm" svg:height="0.716cm" svg:x="13.584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4.325cm" svg:y1="10.513cm" svg:x2="14.336cm" svg:y2="11.795cm">
          <text:p/>
        </draw:line>
        <draw:custom-shape draw:style-name="gr17" draw:text-style-name="P5" draw:layer="layout" svg:width="1.482cm" svg:height="0.716cm" svg:x="13.584cm" svg:y="7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482cm" svg:height="0.37cm" svg:x="13.584cm" svg:y="8.661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3.584cm" svg:y1="9.031cm" svg:x2="13.806cm" svg:y2="8.858cm">
          <text:p/>
        </draw:line>
        <draw:line draw:style-name="gr3" draw:text-style-name="P5" draw:layer="layout" svg:x1="13.584cm" svg:y1="8.661cm" svg:x2="13.806cm" svg:y2="8.858cm">
          <text:p/>
        </draw:line>
        <draw:line draw:style-name="gr3" draw:text-style-name="P5" draw:layer="layout" svg:x1="14.325cm" svg:y1="8.265cm" svg:x2="14.325cm" svg:y2="8.661cm">
          <text:p/>
        </draw:line>
        <draw:line draw:style-name="gr3" draw:text-style-name="P5" draw:layer="layout" svg:x1="14.325cm" svg:y1="9.031cm" svg:x2="14.325cm" svg:y2="9.402cm">
          <text:p/>
        </draw:line>
        <draw:line draw:style-name="gr12" draw:text-style-name="P5" draw:layer="layout" svg:x1="14.275cm" svg:y1="9.204cm" svg:x2="15.337cm" svg:y2="9.204cm">
          <text:p/>
        </draw:line>
        <draw:line draw:style-name="gr3" draw:text-style-name="P5" draw:layer="layout" svg:x1="15.337cm" svg:y1="7.92cm" svg:x2="15.337cm" svg:y2="9.204cm">
          <text:p/>
        </draw:line>
        <draw:line draw:style-name="gr14" draw:text-style-name="P5" draw:layer="layout" svg:x1="15.337cm" svg:y1="7.92cm" svg:x2="15.066cm" svg:y2="7.92cm">
          <text:p/>
        </draw:line>
        <draw:custom-shape draw:style-name="gr15" draw:text-style-name="P5" draw:layer="layout" svg:width="2.223cm" svg:height="3.532cm" svg:x="17.022cm" svg:y="6.994cm">
          <text:p/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8.134cm" svg:y1="6.08cm" svg:x2="18.134cm" svg:y2="7.562cm">
          <text:p/>
        </draw:line>
        <draw:line draw:style-name="gr3" draw:text-style-name="P5" draw:layer="layout" svg:x1="18.059cm" svg:y1="6.821cm" svg:x2="18.207cm" svg:y2="6.821cm">
          <text:p/>
        </draw:line>
        <draw:custom-shape draw:style-name="gr17" draw:text-style-name="P5" draw:layer="layout" svg:width="1.482cm" svg:height="0.716cm" svg:x="17.393cm" svg:y="9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1.482cm" svg:height="0.716cm" svg:x="17.39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482cm" svg:height="0.37cm" svg:x="17.393cm" svg:y="8.674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.393cm" svg:y1="9.044cm" svg:x2="17.615cm" svg:y2="8.871cm">
          <text:p/>
        </draw:line>
        <draw:line draw:style-name="gr3" draw:text-style-name="P5" draw:layer="layout" svg:x1="17.393cm" svg:y1="8.674cm" svg:x2="17.615cm" svg:y2="8.871cm">
          <text:p/>
        </draw:line>
        <draw:line draw:style-name="gr3" draw:text-style-name="P5" draw:layer="layout" svg:x1="18.134cm" svg:y1="9.044cm" svg:x2="18.134cm" svg:y2="9.415cm">
          <text:p/>
        </draw:line>
        <draw:line draw:style-name="gr12" draw:text-style-name="P5" draw:layer="layout" svg:x1="18.084cm" svg:y1="9.217cm" svg:x2="19.146cm" svg:y2="9.217cm">
          <text:p/>
        </draw:line>
        <draw:line draw:style-name="gr3" draw:text-style-name="P5" draw:layer="layout" svg:x1="19.146cm" svg:y1="7.933cm" svg:x2="19.146cm" svg:y2="9.217cm">
          <text:p/>
        </draw:line>
        <draw:line draw:style-name="gr14" draw:text-style-name="P5" draw:layer="layout" svg:x1="19.146cm" svg:y1="7.933cm" svg:x2="18.875cm" svg:y2="7.933cm">
          <text:p/>
        </draw:line>
        <draw:line draw:style-name="gr20" draw:text-style-name="P5" draw:layer="layout" svg:x1="10.525cm" svg:y1="11.795cm" svg:x2="12.133cm" svg:y2="11.795cm">
          <text:p/>
        </draw:line>
        <draw:line draw:style-name="gr20" draw:text-style-name="P5" draw:layer="layout" svg:x1="12.133cm" svg:y1="6.08cm" svg:x2="12.133cm" svg:y2="11.795cm">
          <text:p/>
        </draw:line>
        <draw:line draw:style-name="gr20" draw:text-style-name="P5" draw:layer="layout" svg:x1="12.133cm" svg:y1="6.08cm" svg:x2="14.335cm" svg:y2="6.08cm">
          <text:p/>
        </draw:line>
        <draw:line draw:style-name="gr3" draw:text-style-name="P5" draw:layer="layout" svg:x1="15.347cm" svg:y1="7.92cm" svg:x2="15.347cm" svg:y2="9.204cm">
          <text:p/>
        </draw:line>
        <draw:line draw:style-name="gr14" draw:text-style-name="P5" draw:layer="layout" svg:x1="15.347cm" svg:y1="7.92cm" svg:x2="15.076cm" svg:y2="7.92cm">
          <text:p/>
        </draw:line>
        <draw:line draw:style-name="gr2" draw:text-style-name="P5" draw:layer="layout" svg:x1="18.146cm" svg:y1="10.513cm" svg:x2="18.157cm" svg:y2="11.795cm">
          <text:p/>
        </draw:line>
        <draw:line draw:style-name="gr3" draw:text-style-name="P5" draw:layer="layout" svg:x1="17.405cm" svg:y1="9.031cm" svg:x2="17.627cm" svg:y2="8.858cm">
          <text:p/>
        </draw:line>
        <draw:line draw:style-name="gr3" draw:text-style-name="P5" draw:layer="layout" svg:x1="18.146cm" svg:y1="8.265cm" svg:x2="18.146cm" svg:y2="8.661cm">
          <text:p/>
        </draw:line>
        <draw:line draw:style-name="gr19" draw:text-style-name="P5" draw:layer="layout" svg:x1="14.346cm" svg:y1="11.795cm" svg:x2="15.954cm" svg:y2="11.795cm">
          <text:p/>
        </draw:line>
        <draw:line draw:style-name="gr19" draw:text-style-name="P5" draw:layer="layout" svg:x1="15.954cm" svg:y1="6.08cm" svg:x2="15.954cm" svg:y2="11.795cm">
          <text:p/>
        </draw:line>
        <draw:line draw:style-name="gr3" draw:text-style-name="P5" draw:layer="layout" svg:x1="15.954cm" svg:y1="6.08cm" svg:x2="18.156cm" svg:y2="6.08cm">
          <text:p/>
        </draw:line>
        <draw:line draw:style-name="gr3" draw:text-style-name="P5" draw:layer="layout" svg:x1="18.145cm" svg:y1="11.795cm" svg:x2="20.05cm" svg:y2="11.795cm">
          <text:p/>
        </draw:line>
        <draw:line draw:style-name="gr3" draw:text-style-name="P5" draw:layer="layout" svg:x1="20.05cm" svg:y1="5.445cm" svg:x2="20.051cm" svg:y2="11.795cm">
          <text:p/>
        </draw:line>
        <draw:line draw:style-name="gr19" draw:text-style-name="P5" draw:layer="layout" svg:x1="20.051cm" svg:y1="5.445cm" svg:x2="10.525cm" svg:y2="5.445cm">
          <text:p/>
        </draw:line>
        <draw:line draw:style-name="gr11" draw:text-style-name="P5" draw:layer="layout" svg:x1="8.607cm" svg:y1="8.875cm" svg:x2="17.383cm" svg:y2="8.874cm">
          <text:p/>
        </draw:line>
      </draw:page>
      <draw:page draw:name="graph" draw:style-name="dp1" draw:master-page-name="Default">
        <draw:line draw:style-name="gr9" draw:text-style-name="P5" draw:layer="layout" svg:x1="13.138cm" svg:y1="12.43cm" svg:x2="7.35cm" svg:y2="12.43cm">
          <text:p/>
        </draw:line>
        <draw:frame draw:style-name="gr22" draw:text-style-name="P10" draw:layer="layout" svg:width="1.136cm" svg:height="0.975cm" svg:x="7.011cm" svg:y="11.285cm">
          <draw:text-box>
            <text:p text:style-name="P9"><text:span text:style-name="T1">ck</text:span></text:p>
          </draw:text-box>
        </draw:frame>
        <draw:line draw:style-name="gr9" draw:text-style-name="P5" draw:layer="layout" svg:x1="7.986cm" svg:y1="11.8cm" svg:x2="9.256cm" svg:y2="11.8cm">
          <text:p/>
        </draw:line>
        <draw:line draw:style-name="gr9" draw:text-style-name="P5" draw:layer="layout" svg:x1="7.985cm" svg:y1="8.62cm" svg:x2="7.985cm" svg:y2="13.065cm">
          <text:p/>
        </draw:line>
        <draw:line draw:style-name="gr9" draw:text-style-name="P5" draw:layer="layout" svg:x1="9.256cm" svg:y1="11.799cm" svg:x2="9.256cm" svg:y2="11.498cm">
          <text:p/>
        </draw:line>
        <draw:line draw:style-name="gr9" draw:text-style-name="P5" draw:layer="layout" svg:x1="9.256cm" svg:y1="11.498cm" svg:x2="10.526cm" svg:y2="11.498cm">
          <text:p/>
        </draw:line>
        <draw:line draw:style-name="gr9" draw:text-style-name="P5" draw:layer="layout" svg:x1="10.525cm" svg:y1="11.799cm" svg:x2="10.525cm" svg:y2="11.498cm">
          <text:p/>
        </draw:line>
        <draw:line draw:style-name="gr9" draw:text-style-name="P5" draw:layer="layout" svg:x1="10.525cm" svg:y1="11.8cm" svg:x2="11.795cm" svg:y2="11.8cm">
          <text:p/>
        </draw:line>
        <draw:line draw:style-name="gr9" draw:text-style-name="P5" draw:layer="layout" svg:x1="11.795cm" svg:y1="11.799cm" svg:x2="11.795cm" svg:y2="11.498cm">
          <text:p/>
        </draw:line>
        <draw:line draw:style-name="gr9" draw:text-style-name="P5" draw:layer="layout" svg:x1="11.795cm" svg:y1="11.498cm" svg:x2="13.065cm" svg:y2="11.498cm">
          <text:p/>
        </draw:line>
        <draw:line draw:style-name="gr9" draw:text-style-name="P5" draw:layer="layout" svg:x1="13.065cm" svg:y1="11.799cm" svg:x2="13.065cm" svg:y2="11.498cm">
          <text:p/>
        </draw:line>
        <draw:line draw:style-name="gr9" draw:text-style-name="P5" draw:layer="layout" svg:x1="7.985cm" svg:y1="11.16cm" svg:x2="9.255cm" svg:y2="11.16cm">
          <text:p/>
        </draw:line>
        <draw:line draw:style-name="gr9" draw:text-style-name="P5" draw:layer="layout" svg:x1="7.985cm" svg:y1="10.858cm" svg:x2="9.255cm" svg:y2="10.858cm">
          <text:p/>
        </draw:line>
        <draw:line draw:style-name="gr9" draw:text-style-name="P5" draw:layer="layout" svg:x1="9.255cm" svg:y1="10.863cm" svg:x2="9.382cm" svg:y2="11.16cm">
          <text:p/>
        </draw:line>
        <draw:line draw:style-name="gr9" draw:text-style-name="P5" draw:layer="layout" svg:x1="9.382cm" svg:y1="10.863cm" svg:x2="9.255cm" svg:y2="11.16cm">
          <text:p/>
        </draw:line>
        <draw:line draw:style-name="gr9" draw:text-style-name="P5" draw:layer="layout" svg:x1="9.382cm" svg:y1="11.16cm" svg:x2="10.567cm" svg:y2="11.16cm">
          <text:p/>
        </draw:line>
        <draw:line draw:style-name="gr9" draw:text-style-name="P5" draw:layer="layout" svg:x1="9.382cm" svg:y1="10.858cm" svg:x2="10.525cm" svg:y2="10.858cm">
          <text:p/>
        </draw:line>
        <draw:frame draw:style-name="gr23" draw:text-style-name="P10" draw:layer="layout" svg:width="1.263cm" svg:height="0.725cm" svg:x="6.715cm" svg:y="10.646cm">
          <draw:text-box>
            <text:p text:style-name="P9"><text:span text:style-name="T1">R</text:span><text:span text:style-name="T1">_</text:span><text:span text:style-name="T1">k</text:span></text:p>
          </draw:text-box>
        </draw:frame>
        <draw:line draw:style-name="gr9" draw:text-style-name="P5" draw:layer="layout" svg:x1="7.985cm" svg:y1="10.53cm" svg:x2="9.382cm" svg:y2="10.525cm">
          <text:p/>
        </draw:line>
        <draw:line draw:style-name="gr9" draw:text-style-name="P5" draw:layer="layout" svg:x1="7.985cm" svg:y1="10.228cm" svg:x2="9.382cm" svg:y2="10.228cm">
          <text:p/>
        </draw:line>
        <draw:line draw:style-name="gr9" draw:text-style-name="P5" draw:layer="layout" svg:x1="10.567cm" svg:y1="11.165cm" svg:x2="11.795cm" svg:y2="11.165cm">
          <text:p/>
        </draw:line>
        <draw:line draw:style-name="gr9" draw:text-style-name="P5" draw:layer="layout" svg:x1="10.525cm" svg:y1="10.863cm" svg:x2="11.795cm" svg:y2="10.863cm">
          <text:p/>
        </draw:line>
        <draw:line draw:style-name="gr9" draw:text-style-name="P5" draw:layer="layout" svg:x1="11.795cm" svg:y1="11.16cm" svg:x2="13.065cm" svg:y2="11.16cm">
          <text:p/>
        </draw:line>
        <draw:line draw:style-name="gr9" draw:text-style-name="P5" draw:layer="layout" svg:x1="11.795cm" svg:y1="10.858cm" svg:x2="13.065cm" svg:y2="10.858cm">
          <text:p/>
        </draw:line>
        <draw:line draw:style-name="gr9" draw:text-style-name="P5" draw:layer="layout" svg:x1="9.382cm" svg:y1="10.228cm" svg:x2="9.509cm" svg:y2="10.525cm">
          <text:p/>
        </draw:line>
        <draw:line draw:style-name="gr9" draw:text-style-name="P5" draw:layer="layout" svg:x1="9.509cm" svg:y1="10.228cm" svg:x2="9.382cm" svg:y2="10.525cm">
          <text:p/>
        </draw:line>
        <draw:line draw:style-name="gr9" draw:text-style-name="P5" draw:layer="layout" svg:x1="9.509cm" svg:y1="10.228cm" svg:x2="9.636cm" svg:y2="10.525cm">
          <text:p/>
        </draw:line>
        <draw:line draw:style-name="gr9" draw:text-style-name="P5" draw:layer="layout" svg:x1="9.636cm" svg:y1="10.228cm" svg:x2="9.509cm" svg:y2="10.525cm">
          <text:p/>
        </draw:line>
        <draw:line draw:style-name="gr9" draw:text-style-name="P5" draw:layer="layout" svg:x1="9.636cm" svg:y1="10.228cm" svg:x2="9.763cm" svg:y2="10.525cm">
          <text:p/>
        </draw:line>
        <draw:line draw:style-name="gr9" draw:text-style-name="P5" draw:layer="layout" svg:x1="9.763cm" svg:y1="10.228cm" svg:x2="9.636cm" svg:y2="10.525cm">
          <text:p/>
        </draw:line>
        <draw:line draw:style-name="gr9" draw:text-style-name="P5" draw:layer="layout" svg:x1="9.763cm" svg:y1="10.228cm" svg:x2="9.89cm" svg:y2="10.525cm">
          <text:p/>
        </draw:line>
        <draw:line draw:style-name="gr9" draw:text-style-name="P5" draw:layer="layout" svg:x1="9.89cm" svg:y1="10.228cm" svg:x2="9.763cm" svg:y2="10.525cm">
          <text:p/>
        </draw:line>
        <draw:line draw:style-name="gr9" draw:text-style-name="P5" draw:layer="layout" svg:x1="9.89cm" svg:y1="10.228cm" svg:x2="10.017cm" svg:y2="10.525cm">
          <text:p/>
        </draw:line>
        <draw:line draw:style-name="gr9" draw:text-style-name="P5" draw:layer="layout" svg:x1="10.017cm" svg:y1="10.228cm" svg:x2="9.89cm" svg:y2="10.525cm">
          <text:p/>
        </draw:line>
        <draw:line draw:style-name="gr9" draw:text-style-name="P5" draw:layer="layout" svg:x1="10.017cm" svg:y1="10.228cm" svg:x2="10.144cm" svg:y2="10.525cm">
          <text:p/>
        </draw:line>
        <draw:line draw:style-name="gr9" draw:text-style-name="P5" draw:layer="layout" svg:x1="10.144cm" svg:y1="10.228cm" svg:x2="10.017cm" svg:y2="10.525cm">
          <text:p/>
        </draw:line>
        <draw:line draw:style-name="gr9" draw:text-style-name="P5" draw:layer="layout" svg:x1="10.144cm" svg:y1="10.228cm" svg:x2="10.271cm" svg:y2="10.525cm">
          <text:p/>
        </draw:line>
        <draw:line draw:style-name="gr9" draw:text-style-name="P5" draw:layer="layout" svg:x1="10.271cm" svg:y1="10.228cm" svg:x2="10.144cm" svg:y2="10.525cm">
          <text:p/>
        </draw:line>
        <draw:line draw:style-name="gr9" draw:text-style-name="P5" draw:layer="layout" svg:x1="10.271cm" svg:y1="10.228cm" svg:x2="10.398cm" svg:y2="10.525cm">
          <text:p/>
        </draw:line>
        <draw:line draw:style-name="gr9" draw:text-style-name="P5" draw:layer="layout" svg:x1="10.398cm" svg:y1="10.228cm" svg:x2="10.271cm" svg:y2="10.525cm">
          <text:p/>
        </draw:line>
        <draw:line draw:style-name="gr9" draw:text-style-name="P5" draw:layer="layout" svg:x1="10.398cm" svg:y1="10.228cm" svg:x2="10.525cm" svg:y2="10.525cm">
          <text:p/>
        </draw:line>
        <draw:line draw:style-name="gr9" draw:text-style-name="P5" draw:layer="layout" svg:x1="10.525cm" svg:y1="10.228cm" svg:x2="10.398cm" svg:y2="10.525cm">
          <text:p/>
        </draw:line>
        <draw:line draw:style-name="gr9" draw:text-style-name="P5" draw:layer="layout" svg:x1="10.525cm" svg:y1="10.53cm" svg:x2="11.922cm" svg:y2="10.525cm">
          <text:p/>
        </draw:line>
        <draw:line draw:style-name="gr9" draw:text-style-name="P5" draw:layer="layout" svg:x1="10.525cm" svg:y1="10.228cm" svg:x2="11.922cm" svg:y2="10.228cm">
          <text:p/>
        </draw:line>
        <draw:line draw:style-name="gr9" draw:text-style-name="P5" draw:layer="layout" svg:x1="11.668cm" svg:y1="10.53cm" svg:x2="13.065cm" svg:y2="10.525cm">
          <text:p/>
        </draw:line>
        <draw:line draw:style-name="gr9" draw:text-style-name="P5" draw:layer="layout" svg:x1="11.668cm" svg:y1="10.228cm" svg:x2="13.065cm" svg:y2="10.228cm">
          <text:p/>
        </draw:line>
        <draw:frame draw:style-name="gr22" draw:text-style-name="P10" draw:layer="layout" svg:width="1.136cm" svg:height="0.975cm" svg:x="6.842cm" svg:y="9.973cm">
          <draw:text-box>
            <text:p text:style-name="P9"><text:span text:style-name="T1">S</text:span><text:span text:style-name="T1">_</text:span><text:span text:style-name="T1">i</text:span></text:p>
          </draw:text-box>
        </draw:frame>
        <draw:frame draw:style-name="gr24" draw:text-style-name="P10" draw:layer="layout" svg:width="1.566cm" svg:height="0.725cm" svg:x="6.419cm" svg:y="9.297cm">
          <draw:text-box>
            <text:p text:style-name="P9"><text:span text:style-name="T1">N</text:span><text:span text:style-name="T1">R</text:span><text:span text:style-name="T1">_</text:span><text:span text:style-name="T1">k</text:span></text:p>
          </draw:text-box>
        </draw:frame>
        <draw:line draw:style-name="gr9" draw:text-style-name="P5" draw:layer="layout" svg:x1="7.985cm" svg:y1="9.895cm" svg:x2="9.382cm" svg:y2="9.89cm">
          <text:p/>
        </draw:line>
        <draw:line draw:style-name="gr9" draw:text-style-name="P5" draw:layer="layout" svg:x1="7.985cm" svg:y1="9.593cm" svg:x2="9.382cm" svg:y2="9.593cm">
          <text:p/>
        </draw:line>
        <draw:line draw:style-name="gr9" draw:text-style-name="P5" draw:layer="layout" svg:x1="9.382cm" svg:y1="9.593cm" svg:x2="9.509cm" svg:y2="9.89cm">
          <text:p/>
        </draw:line>
        <draw:line draw:style-name="gr9" draw:text-style-name="P5" draw:layer="layout" svg:x1="9.509cm" svg:y1="9.593cm" svg:x2="9.382cm" svg:y2="9.89cm">
          <text:p/>
        </draw:line>
        <draw:line draw:style-name="gr9" draw:text-style-name="P5" draw:layer="layout" svg:x1="9.509cm" svg:y1="9.593cm" svg:x2="9.636cm" svg:y2="9.89cm">
          <text:p/>
        </draw:line>
        <draw:line draw:style-name="gr9" draw:text-style-name="P5" draw:layer="layout" svg:x1="9.636cm" svg:y1="9.593cm" svg:x2="9.509cm" svg:y2="9.89cm">
          <text:p/>
        </draw:line>
        <draw:line draw:style-name="gr9" draw:text-style-name="P5" draw:layer="layout" svg:x1="9.636cm" svg:y1="9.593cm" svg:x2="9.763cm" svg:y2="9.89cm">
          <text:p/>
        </draw:line>
        <draw:line draw:style-name="gr9" draw:text-style-name="P5" draw:layer="layout" svg:x1="9.763cm" svg:y1="9.593cm" svg:x2="9.636cm" svg:y2="9.89cm">
          <text:p/>
        </draw:line>
        <draw:line draw:style-name="gr9" draw:text-style-name="P5" draw:layer="layout" svg:x1="9.763cm" svg:y1="9.593cm" svg:x2="9.89cm" svg:y2="9.89cm">
          <text:p/>
        </draw:line>
        <draw:line draw:style-name="gr9" draw:text-style-name="P5" draw:layer="layout" svg:x1="9.89cm" svg:y1="9.593cm" svg:x2="9.763cm" svg:y2="9.89cm">
          <text:p/>
        </draw:line>
        <draw:line draw:style-name="gr9" draw:text-style-name="P5" draw:layer="layout" svg:x1="9.89cm" svg:y1="9.593cm" svg:x2="10.017cm" svg:y2="9.89cm">
          <text:p/>
        </draw:line>
        <draw:line draw:style-name="gr9" draw:text-style-name="P5" draw:layer="layout" svg:x1="10.017cm" svg:y1="9.593cm" svg:x2="9.89cm" svg:y2="9.89cm">
          <text:p/>
        </draw:line>
        <draw:line draw:style-name="gr9" draw:text-style-name="P5" draw:layer="layout" svg:x1="10.017cm" svg:y1="9.593cm" svg:x2="10.144cm" svg:y2="9.89cm">
          <text:p/>
        </draw:line>
        <draw:line draw:style-name="gr9" draw:text-style-name="P5" draw:layer="layout" svg:x1="10.144cm" svg:y1="9.593cm" svg:x2="10.017cm" svg:y2="9.89cm">
          <text:p/>
        </draw:line>
        <draw:line draw:style-name="gr9" draw:text-style-name="P5" draw:layer="layout" svg:x1="10.144cm" svg:y1="9.593cm" svg:x2="10.271cm" svg:y2="9.89cm">
          <text:p/>
        </draw:line>
        <draw:line draw:style-name="gr9" draw:text-style-name="P5" draw:layer="layout" svg:x1="10.271cm" svg:y1="9.593cm" svg:x2="10.144cm" svg:y2="9.89cm">
          <text:p/>
        </draw:line>
        <draw:line draw:style-name="gr9" draw:text-style-name="P5" draw:layer="layout" svg:x1="10.271cm" svg:y1="9.593cm" svg:x2="10.398cm" svg:y2="9.89cm">
          <text:p/>
        </draw:line>
        <draw:line draw:style-name="gr9" draw:text-style-name="P5" draw:layer="layout" svg:x1="10.398cm" svg:y1="9.593cm" svg:x2="10.271cm" svg:y2="9.89cm">
          <text:p/>
        </draw:line>
        <draw:line draw:style-name="gr9" draw:text-style-name="P5" draw:layer="layout" svg:x1="10.398cm" svg:y1="9.593cm" svg:x2="10.525cm" svg:y2="9.89cm">
          <text:p/>
        </draw:line>
        <draw:line draw:style-name="gr9" draw:text-style-name="P5" draw:layer="layout" svg:x1="10.525cm" svg:y1="9.593cm" svg:x2="10.398cm" svg:y2="9.89cm">
          <text:p/>
        </draw:line>
        <draw:line draw:style-name="gr9" draw:text-style-name="P5" draw:layer="layout" svg:x1="11.287cm" svg:y1="9.895cm" svg:x2="13.065cm" svg:y2="9.89cm">
          <text:p/>
        </draw:line>
        <draw:line draw:style-name="gr9" draw:text-style-name="P5" draw:layer="layout" svg:x1="11.287cm" svg:y1="9.593cm" svg:x2="13.065cm" svg:y2="9.593cm">
          <text:p/>
        </draw:line>
        <draw:line draw:style-name="gr9" draw:text-style-name="P5" draw:layer="layout" svg:x1="10.525cm" svg:y1="9.593cm" svg:x2="10.652cm" svg:y2="9.89cm">
          <text:p/>
        </draw:line>
        <draw:line draw:style-name="gr9" draw:text-style-name="P5" draw:layer="layout" svg:x1="10.652cm" svg:y1="9.593cm" svg:x2="10.525cm" svg:y2="9.89cm">
          <text:p/>
        </draw:line>
        <draw:line draw:style-name="gr9" draw:text-style-name="P5" draw:layer="layout" svg:x1="10.652cm" svg:y1="9.593cm" svg:x2="10.779cm" svg:y2="9.89cm">
          <text:p/>
        </draw:line>
        <draw:line draw:style-name="gr9" draw:text-style-name="P5" draw:layer="layout" svg:x1="10.779cm" svg:y1="9.593cm" svg:x2="10.652cm" svg:y2="9.89cm">
          <text:p/>
        </draw:line>
        <draw:line draw:style-name="gr9" draw:text-style-name="P5" draw:layer="layout" svg:x1="10.779cm" svg:y1="9.593cm" svg:x2="10.906cm" svg:y2="9.89cm">
          <text:p/>
        </draw:line>
        <draw:line draw:style-name="gr9" draw:text-style-name="P5" draw:layer="layout" svg:x1="10.906cm" svg:y1="9.593cm" svg:x2="10.779cm" svg:y2="9.89cm">
          <text:p/>
        </draw:line>
        <draw:line draw:style-name="gr9" draw:text-style-name="P5" draw:layer="layout" svg:x1="10.906cm" svg:y1="9.593cm" svg:x2="11.033cm" svg:y2="9.89cm">
          <text:p/>
        </draw:line>
        <draw:line draw:style-name="gr9" draw:text-style-name="P5" draw:layer="layout" svg:x1="11.033cm" svg:y1="9.593cm" svg:x2="10.906cm" svg:y2="9.89cm">
          <text:p/>
        </draw:line>
        <draw:line draw:style-name="gr9" draw:text-style-name="P5" draw:layer="layout" svg:x1="11.033cm" svg:y1="9.593cm" svg:x2="11.16cm" svg:y2="9.89cm">
          <text:p/>
        </draw:line>
        <draw:line draw:style-name="gr9" draw:text-style-name="P5" draw:layer="layout" svg:x1="11.16cm" svg:y1="9.593cm" svg:x2="11.033cm" svg:y2="9.89cm">
          <text:p/>
        </draw:line>
        <draw:line draw:style-name="gr9" draw:text-style-name="P5" draw:layer="layout" svg:x1="11.16cm" svg:y1="9.593cm" svg:x2="11.287cm" svg:y2="9.89cm">
          <text:p/>
        </draw:line>
        <draw:line draw:style-name="gr9" draw:text-style-name="P5" draw:layer="layout" svg:x1="11.287cm" svg:y1="9.593cm" svg:x2="11.16cm" svg:y2="9.89cm">
          <text:p/>
        </draw:line>
        <draw:line draw:style-name="gr25" draw:text-style-name="P5" draw:layer="layout" svg:x1="11.287cm" svg:y1="8.62cm" svg:x2="11.287cm" svg:y2="13.108cm">
          <text:p/>
        </draw:line>
        <draw:frame draw:style-name="gr4" draw:text-style-name="P12" draw:layer="layout" svg:width="1.78cm" svg:height="0.526cm" svg:x="10.353cm" svg:y="13.047cm">
          <draw:text-box>
            <text:p text:style-name="P11"><text:span text:style-name="T3">sta</text:span><text:span text:style-name="T3">bilis</text:span><text:span text:style-name="T3">atio</text:span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3:56:13.988752759</meta:creation-date>
    <dc:date>2018-01-31T17:24:18.180722019</dc:date>
    <meta:editing-duration>PT16M46S</meta:editing-duration>
    <meta:editing-cycles>4</meta:editing-cycles>
    <meta:generator>LibreOffice/5.4.4.2$Linux_X86_64 LibreOffice_project/40m0$Build-2</meta:generator>
    <meta:document-statistic meta:object-count="302"/>
  </office:meta>
</office:document-meta>
</file>